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722" officeooo:paragraph-rsid="000a7722"/>
    </style:style>
    <style:style style:name="P2" style:family="paragraph" style:parent-style-name="Standard">
      <style:paragraph-properties fo:line-height="150%"/>
      <style:text-properties officeooo:rsid="000a7722" officeooo:paragraph-rsid="000a7722"/>
    </style:style>
    <style:style style:name="T1" style:family="text">
      <style:text-properties officeooo:rsid="001a11a6"/>
    </style:style>
    <style:style style:name="T2" style:family="text">
      <style:text-properties officeooo:rsid="001acc80"/>
    </style:style>
    <style:style style:name="T3" style:family="text">
      <style:text-properties officeooo:rsid="001ba8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05</text:span>) RKMV/CC/COMPU/<text:span text:style-name="T3">131</text:span></text:p>
      <text:p text:style-name="P1"/>
      <text:p text:style-name="P2">Machine Number- <text:s/><text:span text:style-name="T1">05(Roll No - 261)</text:span></text:p>
      <text:p text:style-name="P2">RAM- <text:s text:c="20"/>8.<text:span text:style-name="T2">0 </text:span>GB</text:p>
      <text:p text:style-name="P2">Processor- <text:s text:c="14"/>Intel® Core™ i3-4150 CPU @ 3.50GHz × 4</text:p>
      <text:p text:style-name="P2">Graphics - <text:s text:c="14"/>Mesa Intel® HD Graphics 4400 (HSW GT2)</text:p>
      <text:p text:style-name="P2">Os Name - <text:s text:c="13"/>Ubuntu 22.04.3 LTS</text:p>
      <text:p text:style-name="P2">Os Type - <text:s text:c="15"/>64-bit</text:p>
      <text:p text:style-name="P2">Monitor S/N - <text:s text:c="8"/><text:span text:style-name="T3">U38Z1338</text:span></text:p>
      <text:p text:style-name="P2">Disk Capacity - <text:s text:c="5"/>500.1GB <text:s text:c="2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3:06:52.884386665</meta:creation-date>
    <dc:date>2024-02-19T14:34:58.603316117</dc:date>
    <meta:editing-duration>PT17M5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9" meta:word-count="47" meta:character-count="364" meta:non-whitespace-character-count="214"/>
  </office:meta>
</office:document-meta>
</file>